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PropertySources.MutablePropertySources( PropertySources property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PropertySources.addLast(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PropertySources.assertLegalRelativeAddition( String relativePropertySourceName , PropertySource &lt; ? &gt; property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PropertySources.addAfter( String relativePropertySourceName ,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PropertySources.addAtIndex( int index ,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PropertySources.removeIfPresent(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contain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PropertySource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addBefore( String relativePropertySourceName ,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PropertySourc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Mutable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tablePropertySources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PropertySourc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spl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g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tablePropertySources.precedenceOf(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PropertySources.assertPresentAndGetIndex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PropertySources.addFirst(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PropertySources.replace( String name , PropertySource &lt; ? &gt; propert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